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>
      <style:text-properties officeooo:paragraph-rsid="00052c43"/>
    </style:style>
    <style:style style:name="T1" style:family="text">
      <style:text-properties officeooo:rsid="00052c43"/>
    </style:style>
    <style:style style:name="T2" style:family="text">
      <style:text-properties fo:font-weight="normal" officeooo:rsid="00052c43" style:font-weight-asian="normal" style:font-weight-complex="normal"/>
    </style:style>
    <style:style style:name="T3" style:family="text">
      <style:text-properties fo:font-weight="bold" officeooo:rsid="00052c43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52c43"/>
    </style:style>
    <style:style style:name="T5" style:family="text">
      <style:text-properties style:text-underline-style="none" officeooo:rsid="00052c43"/>
    </style:style>
    <style:style style:name="T6" style:family="text">
      <style:text-properties fo:color="#c9211e" loext:opacity="100%" style:text-underline-style="solid" style:text-underline-width="auto" style:text-underline-color="font-color" officeooo:rsid="00052c43"/>
    </style:style>
    <style:style style:name="T7" style:family="text">
      <style:text-properties fo:color="#000000" loext:opacity="100%" style:text-underline-style="solid" style:text-underline-width="auto" style:text-underline-color="font-color" officeooo:rsid="00052c4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OLICITUD PARA PARTICIPAR EN EL CONCURSO OPOSICIÓN</text:span></text:p>
      <text:p text:style-name="Text_20_body">A la atención de la <text:span text:style-name="Strong_20_Emphasis">Comisión de Selección</text:span><text:line-break/><text:span text:style-name="T1">Github</text:span></text:p>
      <text:p text:style-name="Text_20_body"><text:span text:style-name="Strong_20_Emphasis">Datos del solicitante:</text:span></text:p>
      <text:list text:style-name="L3">
        <text:list-item>
          <text:p text:style-name="P6"><text:span text:style-name="Strong_20_Emphasis">Nombre y apellidos:</text:span> <text:span text:style-name="T1">Saad Zaidi Zaid</text:span></text:p>
        </text:list-item>
        <text:list-item>
          <text:p text:style-name="P6"><text:span text:style-name="Strong_20_Emphasis">DNI/NIF:</text:span> <text:span text:style-name="T1">7766629ty32</text:span></text:p>
        </text:list-item>
        <text:list-item>
          <text:p text:style-name="P6"><text:span text:style-name="Strong_20_Emphasis">Dirección: </text:span><text:span text:style-name="Strong_20_Emphasis"><text:span text:style-name="T2">Ahrid uhud 20093</text:span></text:span></text:p>
        </text:list-item>
        <text:list-item>
          <text:p text:style-name="P6"><text:span text:style-name="Strong_20_Emphasis">Teléfono de contacto: </text:span><text:span text:style-name="Strong_20_Emphasis"><text:span text:style-name="T2">6713442344</text:span></text:span></text:p>
        </text:list-item>
        <text:list-item>
          <text:p text:style-name="P5"><text:span text:style-name="Strong_20_Emphasis">Correo electrónico:</text:span> <text:a xlink:type="simple" xlink:href="mailto:sidizizi@gmail" text:style-name="Internet_20_link" text:visited-style-name="Visited_20_Internet_20_Link">sidizizw6432i@gmail</text:a><text:span text:style-name="T7">.com </text:span></text:p>
        </text:list-item>
      </text:list>
      <text:p text:style-name="Text_20_body"><text:span text:style-name="Strong_20_Emphasis">Asunto:</text:span> Solicitud para participar en el concurso oposición para una plaza administrativa</text:p>
      <text:p text:style-name="P9"><text:span text:style-name="Strong_20_Emphasis">EXPONGO:</text:span><text:line-break/>Que he visto la convocatoria oficial publicada en <text:span text:style-name="T1">Instagram </text:span>con fecha <text:span text:style-name="T1">el 19/6/2023</text:span> para un concurso oposición para cubrir una plaza administrativa en <text:span text:style-name="T1">Github</text:span>.</text:p>
      <text:p text:style-name="Text_20_body"><text:span text:style-name="Strong_20_Emphasis">MANIFIESTO:</text:span><text:line-break/>Mi interés en participar en este proceso, ya que cumplo los requisitos exigidos en las bases de la convocatoria.</text:p>
      <text:p text:style-name="Text_20_body"><text:span text:style-name="Strong_20_Emphasis">Por ello:</text:span><text:line-break/><text:span text:style-name="Strong_20_Emphasis">SOLICITO</text:span> ser admitido/a en el proceso de selección correspondiente. Adjunto la documentación necesaria:</text:p>
      <text:list text:style-name="L4">
        <text:list-item>
          <text:p text:style-name="P8">Fotocopia del DNI/NIF.</text:p>
        </text:list-item>
        <text:list-item>
          <text:p text:style-name="P8">Currículum Vitae actualizado.</text:p>
        </text:list-item>
        <text:list-item>
          <text:p text:style-name="P8">Certificado académico que acredita los estudios requeridos en la convocatoria.</text:p>
        </text:list-item>
        <text:list-item>
          <text:p text:style-name="P8">Justificante de pago de la tasa, si aplica.</text:p>
        </text:list-item>
        <text:list-item>
          <text:p text:style-name="P7">Cualquier otro documento solicitado en las bases.</text:p>
        </text:list-item>
      </text:list>
      <text:p text:style-name="Text_20_body"><text:span text:style-name="Strong_20_Emphasis">Quedo a disposición para cualquier información adicional o aclaración.</text:span></text:p>
      <text:p text:style-name="Text_20_body"><text:span text:style-name="Strong_20_Emphasis">Firmado:</text:span><text:line-break/>[Nombre y apellidos del solicitante]<text:line-break/>[Firma]<text:line-break/>[Lugar y fecha]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1:49:11.223039312</meta:creation-date>
    <dc:date>2024-11-22T12:14:01.557598625</dc:date>
    <meta:editing-duration>PT13M20S</meta:editing-duration>
    <meta:editing-cycles>1</meta:editing-cycles>
    <meta:document-statistic meta:table-count="0" meta:image-count="0" meta:object-count="0" meta:page-count="1" meta:paragraph-count="19" meta:word-count="170" meta:character-count="1144" meta:non-whitespace-character-count="1002"/>
    <meta:generator>LibreOffice/24.2.6.2$Linux_X86_64 LibreOffice_project/420$Build-2</meta:generator>
  </office:meta>
</office:document-meta>
</file>